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6b2b6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06b2b6" officeooo:paragraph-rsid="0006b2b6"/>
    </style:style>
    <style:style style:name="T1" style:family="text">
      <style:text-properties fo:font-variant="normal" fo:text-transform="none" fo:color="#202124" loext:opacity="100%" style:font-name="Roboto" fo:font-size="12pt" fo:letter-spacing="normal" fo:font-style="normal" fo:font-weight="normal"/>
    </style:style>
    <style:style style:name="T2" style:family="text">
      <style:text-properties fo:font-variant="normal" fo:text-transform="none" fo:color="#202124" loext:opacity="100%" style:font-name="Roboto" fo:font-size="12pt" fo:letter-spacing="normal" fo:font-style="normal" fo:font-weight="normal" officeooo:rsid="0005343a"/>
    </style:style>
    <style:style style:name="T3" style:family="text">
      <style:text-properties fo:font-variant="normal" fo:text-transform="none" fo:color="#202124" loext:opacity="100%" style:font-name="Roboto" fo:font-size="12pt" fo:letter-spacing="normal" fo:font-style="normal" fo:font-weight="normal" officeooo:rsid="00064502"/>
    </style:style>
    <style:style style:name="T4" style:family="text">
      <style:text-properties officeooo:rsid="00064502"/>
    </style:style>
    <style:style style:name="T5" style:family="text">
      <style:text-properties officeooo:rsid="0006b2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31. 8. Erster Kontakt</text:span><text:line-break/><text:span text:style-name="T3">5</text:span><text:span text:style-name="T1">. </text:span><text:span text:style-name="T3">10</text:span><text:span text:style-name="T2">. </text:span><text:span text:style-name="T1">erstes Beratungsgespräch (Themenfindung 2 Themen, Fragestellung)</text:span></text:p>
      <text:p text:style-name="P1"><text:span text:style-name="T4">4. 11. </text:span><text:span text:style-name="T5">zweites Beratunsgespräch (zwischen 2 Fragestellungen entschieden…)</text:span></text:p>
      <text:p text:style-name="P2">5. 11. Abgabe Antra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11-06T16:40:03.467000000</dc:date>
    <meta:editing-duration>PT3M2S</meta:editing-duration>
    <meta:editing-cycles>5</meta:editing-cycles>
    <meta:document-statistic meta:table-count="0" meta:image-count="0" meta:object-count="0" meta:page-count="1" meta:paragraph-count="3" meta:word-count="24" meta:character-count="186" meta:non-whitespace-character-count="165"/>
  </office:meta>
</office:document-meta>
</file>